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1adf" officeooo:paragraph-rsid="00061adf"/>
    </style:style>
    <style:style style:name="P2" style:family="paragraph" style:parent-style-name="Text_20_body">
      <style:text-properties officeooo:paragraph-rsid="00061adf"/>
    </style:style>
    <style:style style:name="P3" style:family="paragraph" style:parent-style-name="Text_20_body">
      <style:paragraph-properties fo:margin-top="0in" fo:margin-bottom="0.0181in" loext:contextual-spacing="false" fo:line-height="100%"/>
      <style:text-properties officeooo:rsid="000a9df0" officeooo:paragraph-rsid="000a9df0"/>
    </style:style>
    <style:style style:name="P4" style:family="paragraph" style:parent-style-name="Text_20_body">
      <style:paragraph-properties fo:margin-top="0in" fo:margin-bottom="0.0181in" loext:contextual-spacing="false" fo:line-height="100%"/>
      <style:text-properties officeooo:rsid="000bfd4c" officeooo:paragraph-rsid="000bfd4c"/>
    </style:style>
    <style:style style:name="P5"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6"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7"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8"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9"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10"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11"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12"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13"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14"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15"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16"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17"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18"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19"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20" style:family="paragraph" style:parent-style-name="Text_20_body">
      <style:paragraph-properties fo:margin-left="0in" fo:margin-right="0in" fo:margin-top="0in" fo:margin-bottom="0.0181in" loext:contextual-spacing="false" fo:line-height="100%" fo:text-indent="0in" style:auto-text-indent="false"/>
      <style:text-properties officeooo:rsid="000bfd4c" officeooo:paragraph-rsid="000bfd4c"/>
    </style:style>
    <style:style style:name="P21" style:family="paragraph" style:parent-style-name="Text_20_body">
      <style:paragraph-properties fo:margin-left="0in" fo:margin-right="0in" fo:margin-top="0in" fo:margin-bottom="0.0181in" loext:contextual-spacing="false" fo:line-height="100%" fo:text-indent="0in" style:auto-text-indent="false"/>
      <style:text-properties officeooo:rsid="000c5d29" officeooo:paragraph-rsid="000c5d29"/>
    </style:style>
    <style:style style:name="P22" style:family="paragraph" style:parent-style-name="Text_20_body">
      <style:paragraph-properties fo:margin-left="0in" fo:margin-right="0in" fo:margin-top="0in" fo:margin-bottom="0.0181in" loext:contextual-spacing="false" fo:line-height="100%" fo:text-indent="0in" style:auto-text-indent="false"/>
      <style:text-properties officeooo:rsid="000d917a" officeooo:paragraph-rsid="000d917a"/>
    </style:style>
    <style:style style:name="P23" style:family="paragraph" style:parent-style-name="Text_20_body">
      <style:paragraph-properties fo:margin-left="0in" fo:margin-right="0in" fo:margin-top="0in" fo:margin-bottom="0.0181in" loext:contextual-spacing="false" fo:line-height="100%" fo:text-indent="0in" style:auto-text-indent="false"/>
      <style:text-properties officeooo:rsid="000f6c0e" officeooo:paragraph-rsid="000f6c0e"/>
    </style:style>
    <style:style style:name="P24" style:family="paragraph" style:parent-style-name="Text_20_body">
      <style:paragraph-properties fo:margin-left="0in" fo:margin-right="0in" fo:margin-top="0in" fo:margin-bottom="0.0181in" loext:contextual-spacing="false" fo:line-height="100%" fo:text-indent="0in" style:auto-text-indent="false"/>
      <style:text-properties officeooo:rsid="0010f0c3" officeooo:paragraph-rsid="0010f0c3"/>
    </style:style>
    <style:style style:name="P25" style:family="paragraph" style:parent-style-name="Text_20_body">
      <style:paragraph-properties fo:margin-left="0in" fo:margin-right="0in" fo:margin-top="0in" fo:margin-bottom="0.0181in" loext:contextual-spacing="false" fo:line-height="100%" fo:text-indent="0in" style:auto-text-indent="false"/>
      <style:text-properties officeooo:rsid="00114c8a" officeooo:paragraph-rsid="00114c8a"/>
    </style:style>
    <style:style style:name="P26" style:family="paragraph" style:parent-style-name="Text_20_body">
      <style:paragraph-properties fo:margin-left="0in" fo:margin-right="0in" fo:margin-top="0in" fo:margin-bottom="0.0181in" loext:contextual-spacing="false" fo:line-height="100%" fo:text-indent="0in" style:auto-text-indent="false"/>
      <style:text-properties officeooo:rsid="0012de96" officeooo:paragraph-rsid="0012de96"/>
    </style:style>
    <style:style style:name="P27" style:family="paragraph" style:parent-style-name="Text_20_body">
      <style:paragraph-properties fo:margin-left="0in" fo:margin-right="0in" fo:margin-top="0in" fo:margin-bottom="0.0181in" loext:contextual-spacing="false" fo:line-height="100%" fo:text-indent="0in" style:auto-text-indent="false"/>
      <style:text-properties officeooo:rsid="0016468c" officeooo:paragraph-rsid="0016468c"/>
    </style:style>
    <style:style style:name="P28" style:family="paragraph" style:parent-style-name="Text_20_body">
      <style:paragraph-properties fo:margin-left="0in" fo:margin-right="0in" fo:margin-top="0in" fo:margin-bottom="0.0181in" loext:contextual-spacing="false" fo:line-height="100%" fo:text-indent="0in" style:auto-text-indent="false"/>
      <style:text-properties officeooo:rsid="00171a20" officeooo:paragraph-rsid="00171a20"/>
    </style:style>
    <style:style style:name="P29" style:family="paragraph" style:parent-style-name="Text_20_body">
      <style:paragraph-properties fo:margin-left="0in" fo:margin-right="0in" fo:margin-top="0in" fo:margin-bottom="0.0181in" loext:contextual-spacing="false" fo:line-height="100%" fo:text-indent="0in" style:auto-text-indent="false"/>
      <style:text-properties officeooo:rsid="001a4897" officeooo:paragraph-rsid="001a4897"/>
    </style:style>
    <style:style style:name="P30" style:family="paragraph" style:parent-style-name="Text_20_body">
      <style:paragraph-properties fo:margin-left="0in" fo:margin-right="0in" fo:margin-top="0in" fo:margin-bottom="0.0181in" loext:contextual-spacing="false" fo:line-height="100%" fo:text-indent="0in" style:auto-text-indent="false"/>
      <style:text-properties officeooo:rsid="001adf48" officeooo:paragraph-rsid="001adf48"/>
    </style:style>
    <style:style style:name="P31" style:family="paragraph" style:parent-style-name="Text_20_body">
      <style:paragraph-properties fo:margin-left="0in" fo:margin-right="0in" fo:margin-top="0in" fo:margin-bottom="0.0181in" loext:contextual-spacing="false" fo:line-height="100%" fo:text-indent="0in" style:auto-text-indent="false"/>
      <style:text-properties officeooo:rsid="001b9f5b" officeooo:paragraph-rsid="001b9f5b"/>
    </style:style>
    <style:style style:name="P32" style:family="paragraph" style:parent-style-name="Text_20_body">
      <style:paragraph-properties fo:margin-left="0in" fo:margin-right="0in" fo:margin-top="0in" fo:margin-bottom="0.0181in" loext:contextual-spacing="false" fo:line-height="100%" fo:text-indent="0in" style:auto-text-indent="false"/>
      <style:text-properties officeooo:rsid="001c0594" officeooo:paragraph-rsid="001c0594"/>
    </style:style>
    <style:style style:name="P33" style:family="paragraph" style:parent-style-name="Text_20_body">
      <style:paragraph-properties fo:margin-left="0in" fo:margin-right="0in" fo:margin-top="0in" fo:margin-bottom="0.0181in" loext:contextual-spacing="false" fo:line-height="100%" fo:text-indent="0in" style:auto-text-indent="false"/>
      <style:text-properties officeooo:rsid="001cc777" officeooo:paragraph-rsid="001cc777"/>
    </style:style>
    <style:style style:name="P34"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061adf" officeooo:paragraph-rsid="00061adf"/>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p text:style-name="P3">PRINT<text:span text:style-name="T1">(id, thing), PRINT(thing) instruction overview</text:span></text:p>
      <text:p text:style-name="P34">Prints the evaluated value of thing (type float, string, or boolean) with the literal id of id. If no id is specified, “N” is used.</text:p>
      <text:p text:style-name="P20">GOTO(label)</text:p>
      <text:p text:style-name="P5">Jumps unconditionally to the literal label specified. Jumping between functions is undefined behavior and may cause any number of odd happenings.</text:p>
      <text:p text:style-name="P20">LABEL(label)</text:p>
      <text:p text:style-name="P5">A literal label used for GOTO and BRANCH statements.</text:p>
      <text:p text:style-name="P4">BRANCH(condition, label)</text:p>
      <text:p text:style-name="P5">If the condition is true, jumps to the specified literal label.</text:p>
      <text:p text:style-name="P20">VARIABLE(name, value)</text:p>
      <text:p text:style-name="P5">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p text:style-name="P20">END()</text:p>
      <text:p text:style-name="P5">Stops execution of the user program and exits, then running unit tests.</text:p>
      <text:p text:style-name="P21">NONE()</text:p>
      <text:p text:style-name="P6">Does nothing.</text:p>
      <text:p text:style-name="P21">UPSCOPE()</text:p>
      <text:p text:style-name="P6">Used to make another “scope” inward of variables, mostly for internal use. If DOWNSCOPE() is not called correctly afterward, everything will go wrong.</text:p>
      <text:p text:style-name="P22">USERFUN(function(args))</text:p>
      <text:p text:style-name="P7">Executes a user <text:span text:style-name="T2">defined </text:span>function with the correct arguments while discarding the resulting return value.</text:p>
      <text:p text:style-name="P23">FDEF(function())</text:p>
      <text:p text:style-name="P8">Starts a function definition block. No arguments are specified in the function definition. Arguments are passed through the arguments a1, a2, a3, etc. and may be of any type.</text:p>
      <text:p text:style-name="P23">EFDEF()</text:p>
      <text:p text:style-name="P8">Ends the function definition block.</text:p>
      <text:p text:style-name="P23">VARSET(name, value)</text:p>
      <text:p text:style-name="P8">Sets a variable one “scope” up while assuming it has been created.</text:p>
      <text:p text:style-name="P24">REMVAR(name)</text:p>
      <text:p text:style-name="P9">Undefines a variable in the current scope.</text:p>
      <text:p text:style-name="P24">BRKPT()</text:p>
      <text:p text:style-name="P9">A function with a breakpoint in the PDE for debugging.</text:p>
      <text:p text:style-name="P25">RET(value)</text:p>
      <text:p text:style-name="P10">Evaluates value and returns it. This may be of type float, string, or boolean, and a single function can return multiple different types. <text:span text:style-name="T3">If it can, it can be called from any appropriate expressions.</text:span></text:p>
      <text:p text:style-name="P25">GVAR(name, value)</text:p>
      <text:p text:style-name="P10">Sets a global variable which is persistent across main() loop cycles.</text:p>
      <text:p text:style-name="P25">U(expected, expression)</text:p>
      <text:p text:style-name="P10">Does a “unit test” by evaluating expression and checking to see if it matches the expected value.</text:p>
      <text:p text:style-name="P26">IF(expression)</text:p>
      <text:p text:style-name="P11">Continues if the evaluated expression is true, skips to the next ELIF/ELSE if false.</text:p>
      <text:p text:style-name="P26">ELSE()</text:p>
      <text:p text:style-name="P11">Executed if and only if all other IF and ELIF statements were false.</text:p>
      <text:p text:style-name="P26"><text:soft-page-break/>ENDIF()</text:p>
      <text:p text:style-name="P12">End of an IF block. Anything after it will be executed regardless of what happened in the previous IF block unless the function returned or the program stopped or something.</text:p>
      <text:p text:style-name="P27">DO()</text:p>
      <text:p text:style-name="P13">Start of a DOWHILE block. The code after it will always be executed.</text:p>
      <text:p text:style-name="P27">DOWHILE(<text:span text:style-name="T5">condition</text:span>)</text:p>
      <text:p text:style-name="P13">End of a DOWHILE block. <text:span text:style-name="T4">Jumps back to the matching DO if the evaluated condition is true.</text:span></text:p>
      <text:p text:style-name="P28">WHILE(condition)</text:p>
      <text:p text:style-name="P14">Does the following code repeatedly until the condition evaluates to false, then skipping to the matching ENDWHILE. It will skip the block if the condition evaluates to false the first time.</text:p>
      <text:p text:style-name="P29">ENDWHILE()</text:p>
      <text:p text:style-name="P15">End of a while block. Will jump to the corresponding while statement and continue if the WHILE condition is satisfied.</text:p>
      <text:p text:style-name="P30">FOR(init, condition, increment)</text:p>
      <text:p text:style-name="P16">First runs the init instruction (can be anything), then runs through the block. If the condition evaluates to true at the end of the block, it skips back to the FOR statement and performs the incrementation instruction.</text:p>
      <text:p text:style-name="P31">ENDFOR()</text:p>
      <text:p text:style-name="P17">End of a FOR block. See FOR for behavior.</text:p>
      <text:p text:style-name="P32">ARR(name, type)</text:p>
      <text:p text:style-name="P18">Creates an array/arraylist with the appropriate name and type (float, string, or boolean)</text:p>
      <text:p text:style-name="P33">ASET(name, <text:span text:style-name="T8">index</text:span>, value)</text:p>
      <text:p text:style-name="P19">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35" text:outline-level="1">teascript.pde</text:h>
      <text:p text:style-name="Text_20_body"/>
      <text:p text:style-name="P1"/>
      <text:h text:style-name="P36" text:outline-level="1">action.pde</text:h>
      <text:p text:style-name="P2"/>
      <text:p text:style-name="P2"/>
      <text:h text:style-name="P36" text:outline-level="1">evaluation.pde</text:h>
      <text:p text:style-name="P2"/>
      <text:p text:style-name="P2"/>
      <text:h text:style-name="P36" text:outline-level="1">function.pde</text:h>
      <text:p text:style-name="P2"/>
      <text:p text:style-name="P2"/>
      <text:h text:style-name="P36" text:outline-level="1">ifunctions.pde</text:h>
      <text:p text:style-name="P2"/>
      <text:p text:style-name="P2"/>
      <text:h text:style-name="P36" text:outline-level="1">machine.pde</text:h>
      <text:p text:style-name="P2"/>
      <text:p text:style-name="P2"/>
      <text:h text:style-name="P36" text:outline-level="1">tester.pde</text:h>
      <text:p text:style-name="P2"/>
      <text:p text:style-name="P2"/>
      <text:h text:style-name="P36" text:outline-level="1">utils.pde</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Ubuntu Mono" fo:font-family="'Ubuntu Mono'" style:font-pitch="fixe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Ubuntu Mono" fo:font-family="'Ubuntu Mono'" style:font-pitch="fixed"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07T21:45:11.026318843</dc:date>
    <meta:editing-duration>PT52M59S</meta:editing-duration>
    <meta:editing-cycles>28</meta:editing-cycles>
    <meta:generator>LibreOffice/5.1.6.2$Linux_X86_64 LibreOffice_project/10m0$Build-2</meta:generator>
    <meta:document-statistic meta:table-count="0" meta:image-count="0" meta:object-count="0" meta:page-count="10" meta:paragraph-count="65" meta:word-count="566" meta:character-count="3579" meta:non-whitespace-character-count="3078"/>
  </office:meta>
</office:document-meta>
</file>